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1c87" officeooo:paragraph-rsid="00031c87"/>
    </style:style>
    <style:style style:name="P2" style:family="paragraph" style:parent-style-name="Standard" style:list-style-name="L1">
      <style:text-properties officeooo:rsid="00031c87" officeooo:paragraph-rsid="00031c87"/>
    </style:style>
    <style:style style:name="P3" style:family="paragraph" style:parent-style-name="Standard" style:list-style-name="L2">
      <style:text-properties officeooo:rsid="00031c87" officeooo:paragraph-rsid="00031c87"/>
    </style:style>
    <style:style style:name="P4" style:family="paragraph" style:parent-style-name="Standard" style:list-style-name="L3">
      <style:text-properties officeooo:rsid="00031c87" officeooo:paragraph-rsid="00031c87"/>
    </style:style>
    <style:style style:name="P5" style:family="paragraph" style:parent-style-name="Standard" style:list-style-name="L1">
      <style:text-properties officeooo:paragraph-rsid="00031c87"/>
    </style:style>
    <style:style style:name="T1" style:family="text">
      <style:text-properties officeooo:rsid="00031c87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we will do :-</text:p>
      <text:list text:style-name="L1">
        <text:list-item>
          <text:p text:style-name="P5"><text:span text:style-name="T1"><text:s/>Battery Health Management </text:span></text:p>
          <text:list>
            <text:list-item>
              <text:p text:style-name="P2">SoC Monitoring – Calculating State of Charge of Battery.</text:p>
            </text:list-item>
            <text:list-item>
              <text:p text:style-name="P2">SoH Monitoring <text:s/>:- Calculating State of Health of Battery.</text:p>
            </text:list-item>
            <text:list-item>
              <text:p text:style-name="P2">Tempreature and other parameters monitoring.</text:p>
            </text:list-item>
            <text:list-item>
              <text:p text:style-name="P2">Controlling current to gradually increase for <text:s/>battery safety.</text:p>
            </text:list-item>
          </text:list>
        </text:list-item>
        <text:list-item>
          <text:p text:style-name="P2">IoT <text:s/>:-</text:p>
          <text:list>
            <text:list-item>
              <text:p text:style-name="P2">Creating IoT Dashboard to show all the parameters</text:p>
              <text:list>
                <text:list-item>
                  <text:p text:style-name="P2">Parameters to show:-</text:p>
                  <text:list>
                    <text:list-item>
                      <text:p text:style-name="P2">Battery Percentage</text:p>
                    </text:list-item>
                    <text:list-item>
                      <text:p text:style-name="P2">Battery Health</text:p>
                    </text:list-item>
                    <text:list-item>
                      <text:p text:style-name="P2">Charging Time</text:p>
                    </text:list-item>
                    <text:list-item>
                      <text:p text:style-name="P2">Battery Tempreature</text:p>
                    </text:list-item>
                    <text:list-item>
                      <text:p text:style-name="P2">Speed of vehicle</text:p>
                    </text:list-item>
                    <text:list-item>
                      <text:p text:style-name="P2">Distance Travelled by vehic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Communication Protocols to be used:-</text:p>
          <text:list>
            <text:list-item>
              <text:p text:style-name="P2">CAN :- for battery to uC.</text:p>
            </text:list-item>
            <text:list-item>
              <text:p text:style-name="P2">Bluetooth :- for speed sensor to uC.</text:p>
            </text:list-item>
            <text:list-item>
              <text:p text:style-name="P2">UART:- from uC to gateway.</text:p>
            </text:list-item>
            <text:list-item>
              <text:p text:style-name="P2">WiFi :- from gateway to cloud.(using http/mqttt)</text:p>
            </text:list-item>
            <text:list-item>
              <text:p text:style-name="P2">GSM(if needed)</text:p>
            </text:list-item>
          </text:list>
        </text:list-item>
        <text:list-item>
          <text:p text:style-name="P2">RTOS ?</text:p>
        </text:list-item>
      </text:list>
      <text:p text:style-name="P1"/>
      <text:p text:style-name="P1">What we will not do:-</text:p>
      <text:list text:style-name="L2">
        <text:list-item>
          <text:p text:style-name="P3">Tyre Pressure Monitoring.</text:p>
        </text:list-item>
        <text:list-item>
          <text:p text:style-name="P3">Motor parameters monitoring</text:p>
        </text:list-item>
        <text:list-item>
          <text:p text:style-name="P3">GPS(for time being)</text:p>
        </text:list-item>
      </text:list>
      <text:p text:style-name="P1"/>
      <text:p text:style-name="P1">Questions:-</text:p>
      <text:list text:style-name="L3">
        <text:list-item>
          <text:p text:style-name="P4">Which cloud platform to use,</text:p>
          <text:list>
            <text:list-item>
              <text:p text:style-name="P4">AWS</text:p>
            </text:list-item>
            <text:list-item>
              <text:p text:style-name="P4">ThingSpeak</text:p>
            </text:list-item>
            <text:list-item>
              <text:p text:style-name="P4">Blynk</text:p>
            </text:list-item>
          </text:list>
        </text:list-item>
        <text:list-item>
          <text:p text:style-name="P4">Which sensor models to be used.</text:p>
        </text:list-item>
        <text:list-item>
          <text:p text:style-name="P4">Should we implement RTOS or not.</text:p>
          <text:list>
            <text:list-item>
              <text:p text:style-name="P4">If yes , then how</text:p>
            </text:list-item>
          </text:list>
        </text:list-item>
        <text:list-item>
          <text:p text:style-name="P4">Weather we should use local on board display?</text:p>
        </text:list-item>
        <text:list-item>
          <text:p text:style-name="P4">How to make it modular rather than specific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07:12:58.993406892</meta:creation-date>
    <dc:date>2023-12-22T07:32:33.461162406</dc:date>
    <meta:editing-duration>PT19M35S</meta:editing-duration>
    <meta:editing-cycles>1</meta:editing-cycles>
    <meta:document-statistic meta:table-count="0" meta:image-count="0" meta:object-count="0" meta:page-count="1" meta:paragraph-count="36" meta:word-count="189" meta:character-count="1060" meta:non-whitespace-character-count="934"/>
    <meta:generator>LibreOffice/7.6.4.1$Linux_X86_64 LibreOffice_project/60$Build-1</meta:generator>
  </office:meta>
</office:document-meta>
</file>